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POSTLE'S DEFENSE (10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APOSTLE'S DEFENSE (10:1-1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meekness (1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methodology (10:2-6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methodology (10:2-6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What Paul does not do (10:2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What Paul does (10:4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APOSTLE'S DEFENSE (10:1-13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meekness (10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methodology (10:2-6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is militancy (10:7-11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His militancy (10:7-11)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The ridicule (10:7a, 10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idicule (10:7a, 10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possesses no power or authority (10:7a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writes like a lion but in person is weak as a lamb (10:10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militancy (10:7-11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ridicule (10:7a, 1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response (10:7b-9, 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response (10:7b-9, 11):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e possesses the power and authority of Christ himself (10:7b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y will soon discover he is as a lion both in pen and in person (10:9, 11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His militancy (10:7-11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ridicule (10:7a, 10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response (10:7b-9, 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APOSTLE'S DEFENSE (10:1-13)<text:s text:c="1"/></text:span><text:span text:style-name="a560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His meekness (10: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is methodology (10:2-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is militancy (10:7-11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measure (10:12-13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His measure (10:12-13)<text:s text:c="1"/></text:span><text:span text:style-name="a581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He does not compare himself to other men (10:12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He does conform himself to Jesus Christ (10:13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2-tx-Title-and-Text" presentation:presentation-page-layout-name="Master1-PPL12" draw:id="Slide-267">
        <draw:frame draw:id="id105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THE APOSTLE'S DEFENSE (10:1-13)<text:s text:c="1"/></text:span><text:span text:style-name="a596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His meekness (10: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His methodology (10:2-6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His militancy (10:7-11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His measure (10:12-13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2 CORINTHIANS 10<text:s text:c="1"/></text:span><text:span text:style-name="a617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THE APOSTLE'S DEFENSE (10:1-13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APOSTLE'S DESIRE (10:14-18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THE APOSTLE'S DESIRE (10:14-18)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His desire for them (10:14-15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His desire for himself (10:16-18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His desire for himself (10:16-18)<text:s text:c="1"/></text:span><text:span text:style-name="a647" text:class-names=""/></text:p>
          </draw:text-box>
          <svg:title/>
          <svg:desc/>
        </draw:frame>
        <draw:frame draw:id="id112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at he be allowed to preach the gospel to the regions beyond (10:16-17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at he be approved by God himself (10:18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6" draw:style-name="a660" draw:master-page-name="Master1-Layout12-tx-Title-and-Text" presentation:presentation-page-layout-name="Master1-PPL12" draw:id="Slide-271">
        <draw:frame draw:id="id113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APOSTLE'S DESIRE (10:14-18)<text:s text:c="1"/></text:span><text:span text:style-name="a662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His desire for them (10:14-15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His desire for himself (10:16-18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7" draw:style-name="a675" draw:master-page-name="Master1-Layout12-tx-Title-and-Text" presentation:presentation-page-layout-name="Master1-PPL12" draw:id="Slide-272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2 CORINTHIANS 10<text:s text:c="1"/></text:span><text:span text:style-name="a677" text:class-names=""/></text:p>
          </draw:text-box>
          <svg:title/>
          <svg:desc/>
        </draw:frame>
        <draw:frame draw:id="id116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THE APOSTLE'S DEFENSE (10:1-13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APOSTLE'S DESIRE (10:14-18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0 </dc:title>
    <meta:initial-creator>David STRICKLAND</meta:initial-creator>
    <dc:creator>David STRICKLAND</dc:creator>
    <meta:creation-date>2020-02-24T10:48:55Z</meta:creation-date>
    <dc:date>2020-02-24T10:48:55Z</dc:date>
    <meta:template xlink:href="BibleStudy" xlink:type="simple"/>
    <meta:editing-cycles>1</meta:editing-cycles>
    <meta:editing-duration>PT0S</meta:editing-duration>
    <meta:document-statistic meta:paragraph-count="54" meta:word-count="406"/>
  </office:meta>
</office:document-meta>
</file>